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97cm"/>
    </style:style>
    <style:style style:name="gr2" style:family="graphic" style:parent-style-name="standard">
      <style:graphic-properties svg:stroke-color="#dd4814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dd4814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5" style:family="graphic" style:parent-style-name="standard">
      <style:graphic-properties svg:stroke-color="#dd4814" draw:fill="solid"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.272cm" svg:height="1.647cm" svg:x="1.762cm" svg:y="1.635cm">
          <draw:text-box>
            <text:p>Dropdown menu for selecting course</text:p>
          </draw:text-box>
        </draw:frame>
        <draw:custom-shape draw:style-name="gr2" draw:text-style-name="P1" draw:layer="layout" svg:width="10.16cm" svg:height="7.493cm" svg:x="2.143cm" svg:y="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117cm" svg:height="0.747cm" svg:x="2.186cm" svg:y="3.809cm">
          <text:p text:style-name="P1">Vali õppeain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1.691cm" svg:y="4.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0.117cm" svg:height="0.747cm" svg:x="2.186cm" svg:y="4.509cm">
          <text:p text:style-name="P2"><text:span text:style-name="T1">Aine nimi – 5 EAP – 1. aasta - Kohustuslik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117cm" svg:height="0.747cm" svg:x="2.186cm" svg:y="5.209cm">
          <text:p text:style-name="P2"><text:span text:style-name="T1">Aine nimi – 5 EAP – 2. aasta – Vali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17cm" svg:height="0.747cm" svg:x="2.186cm" svg:y="5.909cm">
          <text:p text:style-name="P2"><text:span text:style-name="T1">Aine Nimi – 2 EAP – 3. aasta - Kohustusli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17cm" svg:height="0.747cm" svg:x="2.186cm" svg:y="6.609cm">
          <text:p text:style-name="P2"><text:span text:style-name="T1">Aine Nimi – 2 EAP – 3. aasta - Kohustusli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17cm" svg:height="0.747cm" svg:x="2.186cm" svg:y="7.309cm">
          <text:p text:style-name="P2"><text:span text:style-name="T1">Aine Nimi – 2 EAP – 3. aasta - Kohustusli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17cm" svg:height="0.747cm" svg:x="2.186cm" svg:y="8.009cm">
          <text:p text:style-name="P2"><text:span text:style-name="T1">Aine Nimi – 2 EAP – 3. aasta - Kohustusli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17cm" svg:height="0.747cm" svg:x="2.186cm" svg:y="8.709cm">
          <text:p text:style-name="P2"><text:span text:style-name="T1">Aine Nimi – 2 EAP – 3. aasta - Kohustusli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17cm" svg:height="0.747cm" svg:x="2.186cm" svg:y="9.409cm">
          <text:p text:style-name="P2"><text:span text:style-name="T1">Aine Nimi – 2 EAP – 3. aasta - Kohustusli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17cm" svg:height="0.747cm" svg:x="2.186cm" svg:y="10.109cm">
          <text:p text:style-name="P2"><text:span text:style-name="T1">Aine Nimi – 2 EAP – 3. aasta - Kohustuslik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6.731cm" svg:x="11.541cm" svg:y="4.5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59cm" svg:height="2.159cm" svg:x="11.541cm" svg:y="5.4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1T14:59:16.431255033</meta:creation-date>
    <dc:date>2015-10-31T15:06:56.384758757</dc:date>
    <meta:editing-duration>P0D</meta:editing-duration>
    <meta:editing-cycles>1</meta:editing-cycles>
    <meta:document-statistic meta:object-count="15"/>
    <meta:generator>LibreOffice/4.2.8.2$Linux_X86_64 LibreOffice_project/420m0$Build-2</meta:generator>
  </office:meta>
</office:document-meta>
</file>